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6.997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19.345cm" svg:y="1.216cm">
            <draw:object draw:notify-on-update-of-ranges="Planilha1.A2:Planilha1.A12 Planilha1.B1:Planilha1.B1 Planilha1.B2:Planilha1.B12 Planilha1.C1:Planilha1.C1 Planilha1.C2:Planilha1.C12 Planilha1.D1:Planilha1.D1 Planilha1.D2:Planilha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132cm" svg:y="11.203cm">
            <draw:object draw:notify-on-update-of-ranges="Planilha1.A2:Planilha1.A12 Planilha1.D1:Planilha1.D1 Planilha1.D2:Planilha1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1" office:value-type="string" calcext:value-type="string">
            <text:p>Elasticity OFF (ms)</text:p>
          </table:table-cell>
          <table:table-cell table:style-name="ce1" office:value-type="string" calcext:value-type="string">
            <text:p>Elasticity ON (ms)</text:p>
          </table:table-cell>
          <table:table-cell table:style-name="ce1" office:value-type="string" calcext:value-type="string">
            <text:p>Overhead (ms)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.603" calcext:value-type="float">
            <text:p>110,603</text:p>
          </table:table-cell>
          <table:table-cell office:value-type="float" office:value="110.576" calcext:value-type="float">
            <text:p>110,576</text:p>
          </table:table-cell>
          <table:table-cell table:formula="of:=[.B2]/[.C2]" office:value-type="float" office:value="1.00024417595138" calcext:value-type="float">
            <text:p>1,00024417595138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3.49351" calcext:value-type="float">
            <text:p>863,49351</text:p>
          </table:table-cell>
          <table:table-cell office:value-type="float" office:value="864.28402" calcext:value-type="float">
            <text:p>864,28402</text:p>
          </table:table-cell>
          <table:table-cell table:formula="of:=[.B3]/[.C3]" office:value-type="float" office:value="0.999085358537579" calcext:value-type="float">
            <text:p>0,999085358537579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52.51774" calcext:value-type="float">
            <text:p>1652,51774</text:p>
          </table:table-cell>
          <table:table-cell office:value-type="float" office:value="1664.99556" calcext:value-type="float">
            <text:p>1664,99556</text:p>
          </table:table-cell>
          <table:table-cell table:formula="of:=[.B4]/[.C4]" office:value-type="float" office:value="0.992505793829264" calcext:value-type="float">
            <text:p>0,992505793829264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76.36506333333" calcext:value-type="float">
            <text:p>2476,36506333333</text:p>
          </table:table-cell>
          <table:table-cell office:value-type="float" office:value="2481.01660666667" calcext:value-type="float">
            <text:p>2481,01660666667</text:p>
          </table:table-cell>
          <table:table-cell table:formula="of:=[.B5]/[.C5]" office:value-type="float" office:value="0.998125146232056" calcext:value-type="float">
            <text:p>0,998125146232056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34.07232858493" calcext:value-type="float">
            <text:p>3334,07232858493</text:p>
          </table:table-cell>
          <table:table-cell office:value-type="float" office:value="3335.9896025" calcext:value-type="float">
            <text:p>3335,9896025</text:p>
          </table:table-cell>
          <table:table-cell table:formula="of:=[.B6]/[.C6]" office:value-type="float" office:value="0.999425275812121" calcext:value-type="float">
            <text:p>0,999425275812121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01.273348" calcext:value-type="float">
            <text:p>4201,273348</text:p>
          </table:table-cell>
          <table:table-cell office:value-type="float" office:value="4214.116982785" calcext:value-type="float">
            <text:p>4214,116982785</text:p>
          </table:table-cell>
          <table:table-cell table:formula="of:=[.B7]/[.C7]" office:value-type="float" office:value="0.996952235821296" calcext:value-type="float">
            <text:p>0,996952235821296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5061.79336298894" calcext:value-type="float">
            <text:p>5061,79336298894</text:p>
          </table:table-cell>
          <table:table-cell office:value-type="float" office:value="5076.71273166667" calcext:value-type="float">
            <text:p>5076,71273166667</text:p>
          </table:table-cell>
          <table:table-cell table:formula="of:=[.B8]/[.C8]" office:value-type="float" office:value="0.99706121471387" calcext:value-type="float">
            <text:p>0,99706121471387</text:p>
          </table:table-cell>
          <table:table-cell table:number-columns-repeated="9"/>
          <table:table-cell table:style-name="ce6" table:number-columns-spanned="3" table:number-rows-spanned="1"/>
          <table:covered-table-cell table:number-columns-repeated="2" table:style-name="ce7"/>
          <table:table-cell table:number-columns-repeated="1008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5896.58690714286" calcext:value-type="float">
            <text:p>5896,58690714286</text:p>
          </table:table-cell>
          <table:table-cell office:value-type="float" office:value="5937.51710714286" calcext:value-type="float">
            <text:p>5937,51710714286</text:p>
          </table:table-cell>
          <table:table-cell table:formula="of:=[.B9]/[.C9]" office:value-type="float" office:value="0.993106512493116" calcext:value-type="float">
            <text:p>0,993106512493116</text:p>
          </table:table-cell>
          <table:table-cell table:number-columns-repeated="9"/>
          <table:table-cell table:style-name="ce7" table:number-columns-repeated="3"/>
          <table:table-cell table:number-columns-repeated="1008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6739.04680625" calcext:value-type="float">
            <text:p>6739,04680625</text:p>
          </table:table-cell>
          <table:table-cell office:value-type="float" office:value="6739.05600625" calcext:value-type="float">
            <text:p>6739,05600625</text:p>
          </table:table-cell>
          <table:table-cell table:formula="of:=[.B10]/[.C10]" office:value-type="float" office:value="0.999998634823632" calcext:value-type="float">
            <text:p>0,999998634823632</text:p>
          </table:table-cell>
          <table:table-cell table:number-columns-repeated="9"/>
          <table:table-cell table:style-name="ce7" table:number-columns-repeated="3"/>
          <table:table-cell table:number-columns-repeated="1008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7590.31913111111" calcext:value-type="float">
            <text:p>7590,31913111111</text:p>
          </table:table-cell>
          <table:table-cell office:value-type="float" office:value="7595.87421777778" calcext:value-type="float">
            <text:p>7595,87421777778</text:p>
          </table:table-cell>
          <table:table-cell table:formula="of:=[.B11]/[.C11]" office:value-type="float" office:value="0.999268670529895" calcext:value-type="float">
            <text:p>0,999268670529895</text:p>
          </table:table-cell>
          <table:table-cell table:number-columns-repeated="9"/>
          <table:table-cell table:style-name="ce7" table:number-columns-repeated="3"/>
          <table:table-cell table:number-columns-repeated="100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8437.218454" calcext:value-type="float">
            <text:p>8437,218454</text:p>
          </table:table-cell>
          <table:table-cell office:value-type="float" office:value="8440.50132011881" calcext:value-type="float">
            <text:p>8440,50132011881</text:p>
          </table:table-cell>
          <table:table-cell table:formula="of:=[.B12]/[.C12]" office:value-type="float" office:value="0.999611057922474" calcext:value-type="float">
            <text:p>0,999611057922474</text:p>
          </table:table-cell>
          <table:table-cell table:number-columns-repeated="9"/>
          <table:table-cell table:style-name="ce7" table:number-columns-repeated="3"/>
          <table:table-cell table:number-columns-repeated="1008"/>
        </table:table-row>
        <table:table-row table:style-name="ro2" table:number-rows-repeated="11">
          <table:table-cell table:number-columns-repeated="13"/>
          <table:table-cell table:style-name="ce7" table:number-columns-repeated="3"/>
          <table:table-cell table:number-columns-repeated="1008"/>
        </table:table-row>
        <table:table-row table:style-name="ro1" table:number-rows-repeated="10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formula="of:=[$Planilha1.A1]" office:value-type="string" office:string-value="Number of clients" calcext:value-type="string">
            <text:p>Number of clients</text:p>
          </table:table-cell>
          <table:table-cell table:formula="of:=[$Planilha1.B1]" office:value-type="string" office:string-value="Elasticity OFF (ms)" calcext:value-type="string">
            <text:p>Elasticity OFF (ms)</text:p>
          </table:table-cell>
          <table:table-cell table:formula="of:=[$Planilha1.C1]" office:value-type="string" office:string-value="Elasticity ON (ms)" calcext:value-type="string">
            <text:p>Elasticity ON (ms)</text:p>
          </table:table-cell>
          <table:table-cell table:formula="of:=[$Planilha1.D1]" office:value-type="string" office:string-value="Overhead (ms)" calcext:value-type="string">
            <text:p>Overhead (m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table:formula="of:=[.C2]-[.B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table:formula="of:=[.C3]-[.B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office:value-type="float" office:value="282" calcext:value-type="float">
            <text:p>282</text:p>
          </table:table-cell>
          <table:table-cell table:formula="of:=[.C4]-[.B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table:formula="of:=[.C5]-[.B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formula="of:=[.C6]-[.B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2" calcext:value-type="float">
            <text:p>1002</text:p>
          </table:table-cell>
          <table:table-cell office:value-type="float" office:value="1036" calcext:value-type="float">
            <text:p>1036</text:p>
          </table:table-cell>
          <table:table-cell table:formula="of:=[.C7]-[.B7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59" calcext:value-type="float">
            <text:p>2059</text:p>
          </table:table-cell>
          <table:table-cell office:value-type="float" office:value="2095" calcext:value-type="float">
            <text:p>2095</text:p>
          </table:table-cell>
          <table:table-cell table:formula="of:=[.C8]-[.B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074" calcext:value-type="float">
            <text:p>3074</text:p>
          </table:table-cell>
          <table:table-cell office:value-type="float" office:value="3124" calcext:value-type="float">
            <text:p>3124</text:p>
          </table:table-cell>
          <table:table-cell table:formula="of:=[.C9]-[.B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973" calcext:value-type="float">
            <text:p>3973</text:p>
          </table:table-cell>
          <table:table-cell office:value-type="float" office:value="4055" calcext:value-type="float">
            <text:p>4055</text:p>
          </table:table-cell>
          <table:table-cell table:formula="of:=[.C10]-[.B10]" office:value-type="float" office:value="82" calcext:value-type="float">
            <text:p>82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D2:.D1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vio padrão</text:p>
          </table:table-cell>
          <table:table-cell table:formula="of:=STDEV([.D2:.D6])" office:value-type="float" office:value="2.54950975679639" calcext:value-type="float">
            <text:p>2,549509756796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08:36:26.2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7-01T08:23:00.880000000</meta:creation-date>
    <dc:date>2021-04-15T17:11:33.017000000</dc:date>
    <meta:editing-duration>P3DT9H52M5S</meta:editing-duration>
    <meta:editing-cycles>7</meta:editing-cycles>
    <meta:generator>LibreOffice/7.1.2.2$Windows_X86_64 LibreOffice_project/8a45595d069ef5570103caea1b71cc9d82b2aae4</meta:generator>
    <meta:document-statistic meta:table-count="2" meta:cell-count="9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="hatch" draw:fill-color="#ff420e" draw:fill-hatch-name="ChartHatch_20_2" draw:fill-image-name="Wide_5f_5f_5f_5f_5f_5f_5f_5f_5f_5f_5f_5f_5f_5f_5f_20_5f_5f_5f_5f_5f_5f_5f_5f_5f_5f_5f_5f_5f_5f_5f_Downward_5f_5f_5f_5f_5f_5f_5f_5f_5f_5f_5f_5f_5f_5f_5f_20_5f_5f_5f_5f_5f_5f_5f_5f_5f_5f_5f_5f_5f_5f_5f_Diagonal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svg:stroke-width="0.025cm" draw:fill="hatch" draw:fill-color="#ffd320" draw:fill-hatch-name="ChartHatch_20_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3.121cm" svg:y="8.401cm" style:legend-expansion="wide" chart:style-name="ch2"/>
        <chart:plot-area chart:style-name="ch3" table:cell-range-address="Planilha1.A1:Planilha1.D12" chart:data-source-has-labels="both" svg:x="1.331cm" svg:y="0.18cm" svg:width="14.349cm" svg:height="6.876cm">
          <chart:coordinate-region svg:x="2.323cm" svg:y="0.379cm" svg:width="13.357cm" svg:height="6.03cm"/>
          <chart:axis chart:dimension="x" chart:name="primary-x" chart:style-name="ch4" chartooo:axis-type="auto">
            <chartooo:date-scale/>
            <chart:title svg:x="7.151cm" svg:y="7.236cm" chart:style-name="ch5">
              <text:p>Number of Clients</text:p>
            </chart:title>
            <chart:categories table:cell-range-address="Planilha1.A2:Planilha1.A12"/>
          </chart:axis>
          <chart:axis chart:dimension="y" chart:name="primary-y" chart:style-name="ch6">
            <chart:title svg:x="0.451cm" svg:y="5.117cm" chart:style-name="ch7">
              <text:p>Response time (ms)</text:p>
            </chart:title>
            <chart:grid chart:style-name="ch8" chart:class="major"/>
          </chart:axis>
          <chart:series chart:style-name="ch9" chart:values-cell-range-address="Planilha1.B2:Planilha1.B12" chart:label-cell-address="Planilha1.B1:Planilha1.B1" chart:class="chart:bar">
            <chart:data-point chart:repeated="11"/>
          </chart:series>
          <chart:series chart:style-name="ch10" chart:values-cell-range-address="Planilha1.C2:Planilha1.C12" chart:label-cell-address="Planilha1.C1:Planilha1.C1" chart:class="chart:bar">
            <chart:data-point chart:repeated="10"/>
            <chart:data-point chart:style-name="ch11"/>
          </chart:series>
          <chart:series chart:style-name="ch12" chart:values-cell-range-address="Planilha1.D2:Planilha1.D12" chart:label-cell-address="Planilha1.D1:Planilha1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sticity OFF (ms)</text:p>
                <draw:g>
                  <svg:desc>Planilha1.B1:Planilha1.B1</svg:desc>
                </draw:g>
              </table:table-cell>
              <table:table-cell office:value-type="string">
                <text:p>Elasticity ON (ms)</text:p>
                <draw:g>
                  <svg:desc>Planilha1.C1:Planilha1.C1</svg:desc>
                </draw:g>
              </table:table-cell>
              <table:table-cell office:value-type="string">
                <text:p>Overhead (ms)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12</svg:desc>
                </draw:g>
              </table:table-cell>
              <table:table-cell office:value-type="float" office:value="110.603">
                <text:p>110.603</text:p>
                <draw:g>
                  <svg:desc>Planilha1.B2:Planilha1.B12</svg:desc>
                </draw:g>
              </table:table-cell>
              <table:table-cell office:value-type="float" office:value="110.576">
                <text:p>110.576</text:p>
                <draw:g>
                  <svg:desc>Planilha1.C2:Planilha1.C12</svg:desc>
                </draw:g>
              </table:table-cell>
              <table:table-cell office:value-type="float" office:value="1.00024417595138">
                <text:p>1.00024417595138</text:p>
                <draw:g>
                  <svg:desc>Planilha1.D2:Planilha1.D1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63.49351">
                <text:p>863.49351</text:p>
              </table:table-cell>
              <table:table-cell office:value-type="float" office:value="864.28402">
                <text:p>864.28402</text:p>
              </table:table-cell>
              <table:table-cell office:value-type="float" office:value="0.999085358537579">
                <text:p>0.99908535853757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52.51774">
                <text:p>1652.51774</text:p>
              </table:table-cell>
              <table:table-cell office:value-type="float" office:value="1664.99556">
                <text:p>1664.99556</text:p>
              </table:table-cell>
              <table:table-cell office:value-type="float" office:value="0.992505793829264">
                <text:p>0.9925057938292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76.36506333333">
                <text:p>2476.36506333333</text:p>
              </table:table-cell>
              <table:table-cell office:value-type="float" office:value="2481.01660666667">
                <text:p>2481.01660666667</text:p>
              </table:table-cell>
              <table:table-cell office:value-type="float" office:value="0.998125146232056">
                <text:p>0.9981251462320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334.07232858493">
                <text:p>3334.07232858493</text:p>
              </table:table-cell>
              <table:table-cell office:value-type="float" office:value="3335.9896025">
                <text:p>3335.9896025</text:p>
              </table:table-cell>
              <table:table-cell office:value-type="float" office:value="0.999425275812121">
                <text:p>0.9994252758121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201.273348">
                <text:p>4201.273348</text:p>
              </table:table-cell>
              <table:table-cell office:value-type="float" office:value="4214.116982785">
                <text:p>4214.116982785</text:p>
              </table:table-cell>
              <table:table-cell office:value-type="float" office:value="0.996952235821296">
                <text:p>0.99695223582129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061.79336298894">
                <text:p>5061.79336298894</text:p>
              </table:table-cell>
              <table:table-cell office:value-type="float" office:value="5076.71273166667">
                <text:p>5076.71273166667</text:p>
              </table:table-cell>
              <table:table-cell office:value-type="float" office:value="0.99706121471387">
                <text:p>0.9970612147138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896.58690714286">
                <text:p>5896.58690714286</text:p>
              </table:table-cell>
              <table:table-cell office:value-type="float" office:value="5937.51710714286">
                <text:p>5937.51710714286</text:p>
              </table:table-cell>
              <table:table-cell office:value-type="float" office:value="0.993106512493116">
                <text:p>0.99310651249311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739.04680625">
                <text:p>6739.04680625</text:p>
              </table:table-cell>
              <table:table-cell office:value-type="float" office:value="6739.05600625">
                <text:p>6739.05600625</text:p>
              </table:table-cell>
              <table:table-cell office:value-type="float" office:value="0.999998634823632">
                <text:p>0.99999863482363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590.31913111111">
                <text:p>7590.31913111111</text:p>
              </table:table-cell>
              <table:table-cell office:value-type="float" office:value="7595.87421777778">
                <text:p>7595.87421777778</text:p>
              </table:table-cell>
              <table:table-cell office:value-type="float" office:value="0.999268670529895">
                <text:p>0.9992686705298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437.218454">
                <text:p>8437.218454</text:p>
              </table:table-cell>
              <table:table-cell office:value-type="float" office:value="8440.50132011881">
                <text:p>8440.50132011881</text:p>
              </table:table-cell>
              <table:table-cell office:value-type="float" office:value="0.999611057922474">
                <text:p>0.999611057922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hatch draw:name="ChartHatch_20_1" draw:display-name="ChartHatch 1" draw:style="single" draw:color="#000000" draw:distance="0.102cm" draw:rotation="450"/>
    <draw:hatch draw:name="ChartHatch_20_2" draw:display-name="ChartHatch 2" draw:style="single" draw:color="#000000" draw:distance="0.051cm" draw:rotation="450"/>
    <draw:hatch draw:name="ChartHatch_20_3" draw:display-name="ChartHatch 3" draw:style="single" draw:color="#000000" draw:distance="0.051cm" draw:rotation="900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59cm" svg:y="8.401cm" style:legend-expansion="wide" chart:style-name="ch2"/>
        <chart:plot-area chart:style-name="ch3" table:cell-range-address="Planilha1.A2:Planilha1.A12 Planilha1.D1:Planilha1.D12" chart:data-source-has-labels="both" svg:x="1.331cm" svg:y="0.18cm" svg:width="14.349cm" svg:height="6.876cm">
          <chart:coordinate-region svg:x="2.429cm" svg:y="0.379cm" svg:width="13.251cm" svg:height="6.03cm"/>
          <chart:axis chart:dimension="x" chart:name="primary-x" chart:style-name="ch4" chartooo:axis-type="auto">
            <chartooo:date-scale/>
            <chart:title svg:x="7.191cm" svg:y="7.236cm" chart:style-name="ch5">
              <text:p>Number of clients</text:p>
            </chart:title>
            <chart:categories table:cell-range-address="Planilha1.A2:Planilha1.A12"/>
          </chart:axis>
          <chart:axis chart:dimension="y" chart:name="primary-y" chart:style-name="ch6">
            <chart:title svg:x="0.451cm" svg:y="5.117cm" chart:style-name="ch7">
              <text:p>Response time (ms)</text:p>
            </chart:title>
            <chart:grid chart:style-name="ch8" chart:class="major"/>
          </chart:axis>
          <chart:series chart:style-name="ch9" chart:values-cell-range-address="Planilha1.D2:Planilha1.D12" chart:label-cell-address="Planilha1.D1:Planilha1.D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head (ms)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12</svg:desc>
                </draw:g>
              </table:table-cell>
              <table:table-cell office:value-type="float" office:value="1.00024417595138">
                <text:p>1.00024417595138</text:p>
                <draw:g>
                  <svg:desc>Planilha1.D2:Planilha1.D1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9085358537579">
                <text:p>0.99908535853757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2505793829264">
                <text:p>0.9925057938292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8125146232056">
                <text:p>0.9981251462320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99425275812121">
                <text:p>0.9994252758121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96952235821296">
                <text:p>0.99695223582129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99706121471387">
                <text:p>0.9970612147138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993106512493116">
                <text:p>0.99310651249311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999998634823632">
                <text:p>0.99999863482363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999268670529895">
                <text:p>0.9992686705298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9611057922474">
                <text:p>0.999611057922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